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du.</text:p>
      <text:p text:style-name="Standard"/>
      <text:p text:style-name="Standard">C'était à se demander s'il ne le faisait pas exprès. C'était tellement récurrent chez lui que cela en devenait risible. Ses troubles de l'attention n'allaient pas en s'arrangeant, bien au contraire. Comme un running gag, Edward se retrouvait une fois encore à chercher son chemin au milieu d'une foule de gens indifférents à ses soucis. Aujourd'hui, la situation était encore plus pathétique, et pour cause ; le garçon aux cheveux platines avait réussi à perdre la trace de tout un groupe. Un [b]groupe[/b]. Plus d'une quinzaine de personnes, qu'il avait perdu de vue on ne sait trop comment. Comme si c'était possible.</text:p>
      <text:p text:style-name="Standard"/>
      <text:p text:style-name="Standard">Le groupe en question était celui avec lequel il avait entamé sa visite du Musée d'Art Nouveau un peu plus tôt dans l'après-midi. En ce jour, le bâtiment avait ouvert ses portes de manière gratuite aux visiteurs et Edward en avait profité pour s'inscrire à une visite guidée. Idée que l'on devine excellent lorsque l'on connaît la capacité de concentration du garçon. Mais celui-ci était probablement le seul à ne pas comprendre les implications de sa maladie -ou alors il cherchait à lutter et s'améliorer. Toujours était-il qu'il s'était donné la périlleuse mission de suivre un guide pendant toute la durée de la visite, dans un environnement aussi propice à la distraction que pouvait l'être un musée.</text:p>
      <text:p text:style-name="Standard"/>
      <text:p text:style-name="Standard">L'adolescent n'était pas un fanatique inconditionnel d'art de manière générale, mais il était tout de même capable de l'apprécier. Il avait cependant la particularité d'être extrêmement cartésien dans sa critique. C'était une chose compréhensible venant de quelqu'un atteint d'un trouble obsessionnel lié à l'harmonie. A ses yeux, une œuvre pouvait être équilibrée, harmonieuse, ou pas. L'Art Nouveau avait cela pour lui qu'il était souvent relativement simple, limitant ainsi les risques de disharmonie qui l'aurait disgracié aux yeux du blondin.</text:p>
      <text:p text:style-name="Standard"/>
      <text:p text:style-name="Standard">Loin de ces considérations artistiques de bas étage, Edward était à ce moment précis en train d'essayer de retrouver le groupe auquel il avait involontairement faussé compagnie quelques minutes plus tôt, trop occupé qu'il était à faire sauter son regard de jade de tableau en tableau, n'écoutant pas le moindre mot de ce que leur disait leur guide. Ses yeux voguaient d'issue en issue, cherchant un l'attroupement de gens auquel il appartenait. Au bout d'un certain temps, le garçon fut bien obligé de se rendre à l'évidence : ils avaient quitté cette salle d'exposition pour continuer la visite. Il n'avait donc pas pas d'autre choix que de partir à la recherche d'une aide providentielle qui lui permettrait de retrouver son chemin. Après un rapide coup d’œil aux alentours, le blondin jeta son dévolu sur une jeune demoiselle esseulée, en train de contempler un tableau entièrement bleu. Il s'approcha doucement et l'interpella, d'une voix qui faisait parfaitement écho à son air gêné.</text:p>
      <text:p text:style-name="Standard"/>
      <text:p text:style-name="Standard">-Euh... Excusez-moi... Vous n'auriez pas vu un groupe d'une quinzaine de personnes passer par hasard ? Ils suivent un guide et portent tous des casques comme celui-là.</text:p>
      <text:p text:style-name="Standard"/>
      <text:p text:style-name="Standard">Tout en parlant, Edward désigna le casque audio qu'il portait autour du cou, utilisé pour transmettre les paroles des guides lors des visites. Se rendait-il seulement compte de l'aspect ridicule de sa requête ? Qui, au monde, était capable de perdre un groupe aussi grand ?</text:p>
      <text:p text:style-name="P1">La demoiselle qu'Edward venait d'interrompre dans ses pérégrinations artistiques ne tarda pas à se retourner, les yeux écarquillés, visiblement surprise de se faire interpeller de la sorte par un type sorti de nulle part. Si sa réaction était parfaitement normale au vu de la situation, le garçon n'y prêta absolument pas attention, complètement indifférent au fait de l'avoir dérangée d'une manière aussi cavalière, trop absorbé qu'il était à chercher son groupe parmi la foule qui avait profité des portes ouvertes du musée pour venir prétendre s'intéresser à la culture. Mais si Edward ne voyait aucun problème à l'importuner de la sorte, la suite de la réaction d'Iris Khan eut l'effet d'une douche froide sur l'étudiant. Le ton perçant qu'elle prit pour lui répondre et le regard glacial avec lequel elle le toisa l'arrêtèrent net dans son élan, comme s'il s'était pris un mur, et son corps se raidit alors que ses yeux s'écarquillèrent à leur tour. L'ampleur quasi théâtrale de son mouvement de rotation lui fit même avoir un geste de recul sous l'impulsion de la surprise.</text:p>
      <text:p text:style-name="Standard"/>
      <text:p text:style-name="Standard">Alors que la demoiselle aux cheveux noirs de jais s'appliquait à lui répondre, tentant non sans mal d'exprimer sa consternation sans être grossière, Edward avait déjà décroché. Il fallait dire que l'entrée en matière d'Iris Khan ne l'avait pas aidé à rester concentré, le choc qu'il avait ressenti de manière tout à fait disproportionnée l'avait momentanément déconnecté de la réalité et il ne reprit pied que lorsque son regard croisa celui de la jeune femme, provoquant ainsi un nouveau choc dans l'esprit du blondin. Ses pupilles étaient d'une couleur si simple, si pure, et pourtant si inhabituelle que ce dernier ne parvint pas à s'en détacher. Son regard d'ébène était si profond qu'il l'avait rendu incapable de détourner les yeux, comme hypnotisé. La voix d'Iris Khan lui paraissait lointaine, comme un écho ou un souvenir. En réalité, il s'était déroulé à peine une petite seconde depuis qu'Edward l'avait abordée, pourtant le garçon avait déjà ressenti un tourbillon d'émotions toutes plus intenses les unes que les autres. Il était évident qu'il était en train de sur-réagir, ce qui était un trait assez récurrent chez lui à cause notamment de son inexpérience sociale.</text:p>
      <text:p text:style-name="Standard"/>
      <text:p text:style-name="Standard">La demoiselle finit par lui poser une question, prise de pitié pour cet adolescent perdu au beau milieu d'un musée, et il fallut une bonne seconde à ce dernier pour réaliser qu'elle attendait une réponse de sa part. Son cœur battait la chamade et il se sentait stressé sans aucune raison, aussi il ne parvint qu'à bafouiller un ersatz de phrase qui resta à moitié coincé dans sa gorge, résultant ainsi en une sorte de gargouillis inintelligible qu'il regretta aussitôt. Secouant la tête pour se remettre les idées en place, Edward s'éclaircit la gorge avant de reprendre, d'une voix un peu plus assurée cette fois-ci.</text:p>
      <text:p text:style-name="Standard"/>
      <text:p text:style-name="Standard">-Vous avez déjà vu une famille de quinze personnes vous ? Répondit-il en souriant doucement. Non, ce sont des touristes comme moi, je ne les connais pas.</text:p>
      <text:p text:style-name="Standard"/>
      <text:p text:style-name="Standard">Car oui, non, définitivement une famille de quinze personnes était une chose impensable. Contrairement à perdre de vue un groupe de la même taille. Même s'il semblait retrouver un semblant de contenance, le blondin peinait à détacher son regard de celui de son interlocutrice. Il en fallait vraiment peu pour perturber un esprit aussi faible que le sien.</text:p>
      <text:p text:style-name="Standard"/>
      <text:p text:style-name="Standard">-On était en train de regarde ce tableau de... Steinlen, je crois. Et puis... Pouf ! Ils ont dispa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6T12:43:02.48</meta:creation-date>
    <dc:date>2017-03-31T00:26:43.71</dc:date>
    <meta:editing-duration>PT4H13M11S</meta:editing-duration>
    <meta:editing-cycles>271</meta:editing-cycles>
    <meta:generator>OpenOffice/4.1.2$Win32 OpenOffice.org_project/412m3$Build-9782</meta:generator>
    <dc:creator>Thoé </dc:creator>
    <meta:document-statistic meta:table-count="0" meta:image-count="0" meta:object-count="0" meta:page-count="2" meta:paragraph-count="13" meta:word-count="1110" meta:character-count="6789"/>
  </office:meta>
</office:document-meta>
</file>